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159cm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fill="none" draw:fill-color="#ffffff" fo:min-height="1.905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width="0.102cm" svg:stroke-color="#000000" draw:fill="none" draw:fill-color="#ffffff" fo:min-height="3.585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10.144cm" svg:x2="16.494cm" svg:y2="10.144cm">
          <text:p/>
        </draw:line>
        <draw:line draw:style-name="gr1" draw:text-style-name="P1" draw:layer="layout" svg:x1="10.271cm" svg:y1="16.367cm" svg:x2="10.271cm" svg:y2="4.175cm">
          <text:p/>
        </draw:line>
        <draw:frame draw:style-name="gr2" draw:layer="layout" svg:width="2.921cm" svg:height="2.409cm" svg:x="11.033cm" svg:y="3.286cm">
          <draw:text-box>
            <text:p>I</text:p>
          </draw:text-box>
        </draw:frame>
        <draw:frame draw:style-name="gr3" draw:layer="layout" svg:width="2.54cm" svg:height="2.028cm" svg:x="16.113cm" svg:y="8.747cm">
          <draw:text-box>
            <text:p>R</text:p>
          </draw:text-box>
        </draw:frame>
        <draw:line draw:style-name="gr4" draw:text-style-name="P1" draw:layer="layout" svg:x1="10.271cm" svg:y1="10.144cm" svg:x2="6.969cm" svg:y2="12.049cm">
          <text:p/>
        </draw:line>
        <draw:frame draw:style-name="gr5" draw:text-style-name="P2" draw:layer="layout" svg:width="2.667cm" svg:height="2.257cm" svg:x="7.858cm" svg:y="11.062cm">
          <draw:text-box>
            <text:p text:style-name="P2"><text:span text:style-name="T1">I</text:span><text:span text:style-name="T2">C</text:span></text:p>
          </draw:text-box>
        </draw:frame>
        <draw:frame draw:style-name="gr6" draw:text-style-name="P2" draw:layer="layout" svg:width="2.667cm" svg:height="3.937cm" svg:x="12.557cm" svg:y="11.541cm">
          <draw:text-box>
            <text:p text:style-name="P2"><text:span text:style-name="T1">I</text:span><text:span text:style-name="T2">r</text:span></text:p>
          </draw:text-box>
        </draw:frame>
        <draw:line draw:style-name="gr4" draw:text-style-name="P1" draw:layer="layout" svg:x1="10.272cm" svg:y1="10.144cm" svg:x2="12.43cm" svg:y2="13.446cm">
          <text:p/>
        </draw:line>
        <draw:frame draw:style-name="gr5" draw:text-style-name="P2" draw:layer="layout" svg:width="2.667cm" svg:height="2.257cm" svg:x="10.906cm" svg:y="7.223cm">
          <draw:text-box>
            <text:p text:style-name="P2"><text:span text:style-name="T1">I</text:span><text:span text:style-name="T2">L</text:span></text:p>
          </draw:text-box>
        </draw:frame>
        <draw:line draw:style-name="gr4" draw:text-style-name="P1" draw:layer="layout" svg:x1="10.271cm" svg:y1="10.144cm" svg:x2="13.827cm" svg:y2="8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22:29.298846757</meta:creation-date>
    <meta:generator>LibreOffice/4.1.3.2$Linux_X86_64 LibreOffice_project/410m0$Build-2</meta:generator>
    <dc:date>2014-03-07T20:48:17.972335797</dc:date>
    <dc:creator>blastra </dc:creator>
    <meta:editing-duration>P0D</meta:editing-duration>
    <meta:editing-cycles>3</meta:editing-cycles>
    <meta:document-statistic meta:object-count="10"/>
  </office:meta>
</office:document-meta>
</file>